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form="urn:oasis:names:tc:opendocument:xmlns:form:1.0" xmlns:script="urn:oasis:names:tc:opendocument:xmlns:script:1.0" xmlns:dom="http://www.w3.org/2001/xml-events" office:version="1.0">
  <office:scripts/>
  <office:font-face-decls/>
  <office:body>
    <office:text>
      <text:h text:style-name="Default"><text:span text:style-name="style9">#include &lt;msp430x14x.h&gt;</text:span></text:h>
      <text:h text:style-name="Default"><text:span text:style-name="style9">#include "LCD.h"</text:span></text:h>
      <text:h text:style-name="Default"><text:span text:style-name="style9">#define set_bit(var,bitNo)<text:s text:c="3"/>((var)|=1&lt;&lt;(bitNo))<text:s text:c="5"/></text:span><text:span text:style-name="style2">//ustawienie bitu na pozycji bitNo</text:span></text:h>
      <text:h text:style-name="Default"><text:span text:style-name="style9">#define clr_bit(var,bitNo)<text:s text:c="3"/>((var)&amp;=~(1&lt;&lt;(bitNo)))<text:s text:c="2"/></text:span><text:span text:style-name="style2">//czyszczenie bitu na pozycji bitNo</text:span></text:h>
      <text:h text:style-name="Default"><text:span text:style-name="style9">#define E<text:s text:c="20"/>3<text:s text:c="8"/></text:span><text:span text:style-name="style2">//P2.3</text:span></text:h>
      <text:h text:style-name="Default"><text:span text:style-name="style9">#define RS<text:s text:c="19"/>2<text:s text:c="8"/></text:span><text:span text:style-name="style2">//P2.2</text:span></text:h>
      <text:h text:style-name="Default"><text:span text:style-name="style9">#define DISPLAY<text:s text:c="14"/>P2OUT<text:s text:c="4"/></text:span><text:span text:style-name="style2">// wyswietlacz pod³aczony do portu P2</text:span></text:h>
      <text:h text:style-name="Default"><text:span text:style-name="style9">#define _50ms<text:s text:c="3"/>2000</text:span></text:h>
      <text:h text:style-name="Default"><text:span text:style-name="style9">#define _5ms<text:s text:c="5"/>200</text:span></text:h>
      <text:h text:style-name="Default"><text:span text:style-name="style9">#define _50us<text:s text:c="6"/>2</text:span></text:h>
      <text:h text:style-name="Default"><text:span text:style-name="style9">#define _2ms<text:s text:c="6"/>80</text:span></text:h>
      <text:h text:style-name="Default"><text:span text:style-name="style9">#define _200us<text:s text:c="5"/>8</text:span></text:h>
      <text:h text:style-name="Default"/>
      <text:h text:style-name="Default"><text:span text:style-name="style2">//polecenia steruj¹ce wyœwietlaczem</text:span></text:h>
      <text:h text:style-name="Default"/>
      <text:h text:style-name="Default"><text:span text:style-name="style9">#define ON_LCD<text:s text:c="15"/>0x0c<text:s text:c="3"/></text:span><text:span text:style-name="style2">// wlaczenie wyswietlania</text:span></text:h>
      <text:h text:style-name="Default"><text:span text:style-name="style9">#define CLR_LCD<text:s text:c="14"/>0x01<text:s text:c="3"/></text:span><text:span text:style-name="style2">// czyszczenie wyswietlacza</text:span></text:h>
      <text:h text:style-name="Default"/>
      <text:h text:style-name="Default"/>
      <text:h text:style-name="Default"/>
      <text:h text:style-name="Default"><text:span text:style-name="style5">void </text:span><text:span text:style-name="style11">wait_25us</text:span><text:span text:style-name="style10">(</text:span><text:span text:style-name="style5">void</text:span><text:span text:style-name="style10">);</text:span></text:h>
      <text:h text:style-name="Default"/>
      <text:h text:style-name="Default"/>
      <text:h text:style-name="Default"><text:span text:style-name="style5">void </text:span><text:span text:style-name="style11">ini_display</text:span><text:span text:style-name="style10">(</text:span><text:span text:style-name="style5">void</text:span><text:span text:style-name="style10">)</text:span></text:h>
      <text:h text:style-name="Default"><text:span text:style-name="style10">{</text:span></text:h>
      <text:h text:style-name="Default"><text:s text:c="1"/><text:span text:style-name="style11">P2DIR</text:span><text:span text:style-name="style10">=~</text:span><text:span text:style-name="style11">BIT0</text:span><text:span text:style-name="style10">;<text:s text:c="18"/></text:span><text:span text:style-name="style2">//linia P2.O<text:s text:c="2"/>pozostaje jako wejœcie</text:span></text:h>
      <text:h text:style-name="Default"><text:s text:c="1"/><text:span text:style-name="style11">wait</text:span><text:span text:style-name="style10">(</text:span><text:span text:style-name="style11">_50ms</text:span><text:span text:style-name="style10">);<text:s text:c="13"/></text:span><text:span text:style-name="style2">// czekaj na ustabilizowanie napiêcia</text:span></text:h>
      <text:h text:style-name="Default"><text:s text:c="1"/><text:span text:style-name="style11">DISPLAY</text:span><text:span text:style-name="style10">=</text:span><text:span text:style-name="style4">0x30</text:span><text:span text:style-name="style10">;<text:s text:c="12"/></text:span><text:span text:style-name="style2">// procedura inicjalizacyjna </text:span></text:h>
      <text:h text:style-name="Default"><text:s text:c="1"/><text:span text:style-name="style11">toggle_E</text:span><text:span text:style-name="style10">();</text:span></text:h>
      <text:h text:style-name="Default"><text:s text:c="1"/><text:span text:style-name="style11">wait</text:span><text:span text:style-name="style10">(</text:span><text:span text:style-name="style11">_5ms</text:span><text:span text:style-name="style10">);</text:span></text:h>
      <text:h text:style-name="Default"><text:s text:c="1"/><text:span text:style-name="style11">toggle_E</text:span><text:span text:style-name="style10">();</text:span></text:h>
      <text:h text:style-name="Default"><text:s text:c="1"/><text:span text:style-name="style11">wait</text:span><text:span text:style-name="style10">(</text:span><text:span text:style-name="style11">_200us</text:span><text:span text:style-name="style10">);</text:span></text:h>
      <text:h text:style-name="Default"><text:s text:c="1"/><text:span text:style-name="style11">toggle_E</text:span><text:span text:style-name="style10">();</text:span></text:h>
      <text:h text:style-name="Default"><text:s text:c="1"/><text:span text:style-name="style11">wait</text:span><text:span text:style-name="style10">(</text:span><text:span text:style-name="style11">_200us</text:span><text:span text:style-name="style10">);<text:s text:c="14"/></text:span><text:span text:style-name="style2">//koniec inicjalizacji</text:span></text:h>
      <text:h text:style-name="Default"><text:s text:c="1"/><text:span text:style-name="style11">DISPLAY</text:span><text:span text:style-name="style10">&amp;=~</text:span><text:span text:style-name="style11">BIT4</text:span><text:span text:style-name="style10">;<text:s text:c="12"/></text:span><text:span text:style-name="style2">//interfejs 4-bitowy</text:span></text:h>
      <text:h text:style-name="Default"><text:s text:c="1"/><text:span text:style-name="style11">toggle_E</text:span><text:span text:style-name="style10">();</text:span></text:h>
      <text:h text:style-name="Default"><text:s text:c="1"/><text:span text:style-name="style11">LCD_cmd</text:span><text:span text:style-name="style10">(</text:span><text:span text:style-name="style11">ON_LCD</text:span><text:span text:style-name="style10">);<text:s text:c="11"/></text:span></text:h>
      <text:h text:style-name="Default"><text:s text:c="1"/><text:span text:style-name="style11">LCD_cmd</text:span><text:span text:style-name="style10">(</text:span><text:span text:style-name="style11">CLR_LCD</text:span><text:span text:style-name="style10">); </text:span></text:h>
      <text:h text:style-name="Default"><text:s text:c="1"/><text:span text:style-name="style11">wait</text:span><text:span text:style-name="style10">(</text:span><text:span text:style-name="style11">_2ms</text:span><text:span text:style-name="style10">);<text:s text:c="6"/></text:span></text:h>
      <text:h text:style-name="Default"><text:s text:c="1"/><text:span text:style-name="style10">}</text:span></text:h>
      <text:h text:style-name="Default"><text:s text:c="1"/></text:h>
      <text:h text:style-name="Default"><text:s text:c="1"/><text:span text:style-name="style5">void </text:span><text:span text:style-name="style11">LCD_char </text:span><text:span text:style-name="style10">(</text:span><text:span text:style-name="style5">unsigned char </text:span><text:span text:style-name="style11">c</text:span><text:span text:style-name="style10">)</text:span></text:h>
      <text:h text:style-name="Default"><text:s text:c="1"/><text:span text:style-name="style10">{</text:span></text:h>
      <text:h text:style-name="Default"><text:s text:c="2"/><text:span text:style-name="style5">unsigned char </text:span><text:span text:style-name="style11">temp</text:span><text:span text:style-name="style10">;</text:span></text:h>
      <text:h text:style-name="Default"><text:s text:c="2"/></text:h>
      <text:h text:style-name="Default"><text:s text:c="6"/><text:span text:style-name="style2">//wysylanie starszego polbajtu</text:span></text:h>
      <text:h text:style-name="Default"><text:s text:c="4"/></text:h>
      <text:h text:style-name="Default"><text:s text:c="2"/><text:span text:style-name="style11">temp</text:span><text:span text:style-name="style10">=</text:span><text:span text:style-name="style11">c</text:span><text:span text:style-name="style10">&amp;</text:span><text:span text:style-name="style4">0xf0</text:span><text:span text:style-name="style10">;</text:span></text:h>
      <text:h text:style-name="Default"><text:s text:c="2"/><text:span text:style-name="style11">DISPLAY</text:span><text:span text:style-name="style10">&amp;=</text:span><text:span text:style-name="style4">0x0f</text:span><text:span text:style-name="style10">;</text:span></text:h>
      <text:h text:style-name="Default"><text:s text:c="2"/><text:span text:style-name="style11">DISPLAY</text:span><text:span text:style-name="style10">|=</text:span><text:span text:style-name="style11">temp</text:span><text:span text:style-name="style10">;</text:span></text:h>
      <text:h text:style-name="Default"><text:s text:c="2"/><text:span text:style-name="style11">set_bit</text:span><text:span text:style-name="style10">(</text:span><text:span text:style-name="style11">DISPLAY</text:span><text:span text:style-name="style10">,</text:span><text:span text:style-name="style11">RS</text:span><text:span text:style-name="style10">);<text:s text:c="5"/></text:span><text:span text:style-name="style2">//wysylane beda dane</text:span></text:h>
      <text:h text:style-name="Default"><text:s text:c="2"/><text:span text:style-name="style11">toggle_E</text:span><text:span text:style-name="style10">();</text:span></text:h>
      <text:h text:style-name="Default"><text:s text:c="2"/><text:span text:style-name="style2">//wait(_0,5us)<text:s text:c="11"/>- stosowac przy wiekszych czestotliwosciach zegara</text:span></text:h>
      <text:h text:style-name="Default"><text:s text:c="2"/></text:h>
      <text:h text:style-name="Default"><text:s text:c="5"/><text:span text:style-name="style2">//wysylanie mlodszej polowki bajtu</text:span></text:h>
      <text:h text:style-name="Default"><text:s text:c="2"/></text:h>
      <text:h text:style-name="Default"><text:s text:c="2"/><text:span text:style-name="style11">temp</text:span><text:span text:style-name="style10">=</text:span><text:span text:style-name="style11">c</text:span><text:span text:style-name="style10">&amp;</text:span><text:span text:style-name="style4">0x0f</text:span><text:span text:style-name="style10">;</text:span></text:h>
      <text:h text:style-name="Default"><text:s text:c="2"/><text:span text:style-name="style11">temp</text:span><text:span text:style-name="style10">=</text:span><text:span text:style-name="style11">temp</text:span><text:span text:style-name="style10">&lt;&lt;</text:span><text:span text:style-name="style4">4</text:span><text:span text:style-name="style10">;</text:span></text:h>
      <text:h text:style-name="Default"><text:s text:c="2"/><text:span text:style-name="style11">DISPLAY</text:span><text:span text:style-name="style10">&amp;=</text:span><text:span text:style-name="style4">0x0f</text:span><text:span text:style-name="style10">;</text:span></text:h>
      <text:h text:style-name="Default"><text:s text:c="2"/><text:span text:style-name="style11">DISPLAY</text:span><text:span text:style-name="style10">|=</text:span><text:span text:style-name="style11">temp</text:span><text:span text:style-name="style10">;</text:span></text:h>
      <text:h text:style-name="Default"><text:s text:c="2"/><text:span text:style-name="style11">toggle_E</text:span><text:span text:style-name="style10">();</text:span></text:h>
      <text:h text:style-name="Default"><text:s text:c="2"/><text:span text:style-name="style2">//wait(_05us);</text:span></text:h>
      <text:h text:style-name="Default"><text:s text:c="2"/><text:span text:style-name="style11">wait </text:span><text:span text:style-name="style10">(</text:span><text:span text:style-name="style11">_50us</text:span><text:span text:style-name="style10">); </text:span></text:h>
      <text:h text:style-name="Default"><text:s text:c="1"/><text:span text:style-name="style10">}</text:span></text:h>
      <text:h text:style-name="Default"><text:s text:c="1"/></text:h>
      <text:h text:style-name="Default"><text:s text:c="1"/><text:span text:style-name="style5">void </text:span><text:span text:style-name="style11">LCD_cmd</text:span><text:span text:style-name="style10">(</text:span><text:span text:style-name="style5">unsigned char </text:span><text:span text:style-name="style11">cmd</text:span><text:span text:style-name="style10">)</text:span></text:h>
      <text:h text:style-name="Default"><text:s text:c="1"/><text:span text:style-name="style10">{</text:span></text:h>
      <text:h text:style-name="Default"><text:s text:c="2"/><text:span text:style-name="style5">unsigned char </text:span><text:span text:style-name="style11">temp</text:span><text:span text:style-name="style10">;</text:span></text:h>
      <text:h text:style-name="Default"><text:s text:c="2"/><text:span text:style-name="style11">temp</text:span><text:span text:style-name="style10">=</text:span><text:span text:style-name="style11">cmd</text:span><text:span text:style-name="style10">&amp;</text:span><text:span text:style-name="style4">0xf0</text:span><text:span text:style-name="style10">;</text:span></text:h>
      <text:h text:style-name="Default"><text:s text:c="2"/><text:span text:style-name="style11">DISPLAY</text:span><text:span text:style-name="style10">&amp;=</text:span><text:span text:style-name="style4">0x0f</text:span><text:span text:style-name="style10">;</text:span></text:h>
      <text:h text:style-name="Default"><text:s text:c="2"/><text:span text:style-name="style11">DISPLAY</text:span><text:span text:style-name="style10">|=</text:span><text:span text:style-name="style11">temp</text:span><text:span text:style-name="style10">;</text:span></text:h>
      <text:h text:style-name="Default"><text:s text:c="2"/><text:span text:style-name="style11">clr_bit</text:span><text:span text:style-name="style10">(</text:span><text:span text:style-name="style11">DISPLAY</text:span><text:span text:style-name="style10">,</text:span><text:span text:style-name="style11">RS</text:span><text:span text:style-name="style10">);</text:span></text:h>
      <text:h text:style-name="Default"><text:s text:c="2"/><text:span text:style-name="style11">toggle_E</text:span><text:span text:style-name="style10">();</text:span></text:h>
      <text:h text:style-name="Default"><text:s text:c="2"/><text:span text:style-name="style2">//wait(_0.5us);</text:span></text:h>
      <text:h text:style-name="Default"><text:s text:c="2"/><text:span text:style-name="style11">temp</text:span><text:span text:style-name="style10">=</text:span><text:span text:style-name="style11">cmd</text:span><text:span text:style-name="style10">&amp;</text:span><text:span text:style-name="style4">0x0f</text:span><text:span text:style-name="style10">;</text:span></text:h>
      <text:h text:style-name="Default"><text:s text:c="2"/><text:span text:style-name="style11">temp</text:span><text:span text:style-name="style10">=</text:span><text:span text:style-name="style11">temp</text:span><text:span text:style-name="style10">&lt;&lt;</text:span><text:span text:style-name="style4">4</text:span><text:span text:style-name="style10">;</text:span></text:h>
      <text:h text:style-name="Default"><text:s text:c="2"/><text:span text:style-name="style11">DISPLAY</text:span><text:span text:style-name="style10">&amp;=</text:span><text:span text:style-name="style4">0x0f</text:span><text:span text:style-name="style10">;</text:span></text:h>
      <text:h text:style-name="Default"><text:s text:c="2"/><text:span text:style-name="style11">DISPLAY</text:span><text:span text:style-name="style10">|=</text:span><text:span text:style-name="style11">temp</text:span><text:span text:style-name="style10">;</text:span></text:h>
      <text:h text:style-name="Default"><text:s text:c="2"/><text:span text:style-name="style11">toggle_E</text:span><text:span text:style-name="style10">();</text:span></text:h>
      <text:h text:style-name="Default"><text:s text:c="2"/><text:span text:style-name="style2">// wait(_0.5us);</text:span></text:h>
      <text:h text:style-name="Default"><text:s text:c="2"/><text:span text:style-name="style11">wait </text:span><text:span text:style-name="style10">(</text:span><text:span text:style-name="style11">_50us</text:span><text:span text:style-name="style10">);</text:span></text:h>
      <text:h text:style-name="Default"><text:s text:c="1"/><text:span text:style-name="style10">}</text:span></text:h>
      <text:h text:style-name="Default"><text:s text:c="1"/></text:h>
      <text:h text:style-name="Default"><text:s text:c="1"/><text:span text:style-name="style5">void </text:span><text:span text:style-name="style11">toggle_E</text:span><text:span text:style-name="style10">(</text:span><text:span text:style-name="style5">void</text:span><text:span text:style-name="style10">)</text:span></text:h>
      <text:h text:style-name="Default"><text:s text:c="1"/><text:span text:style-name="style10">{</text:span></text:h>
      <text:h text:style-name="Default"><text:s text:c="2"/><text:span text:style-name="style11">set_bit </text:span><text:span text:style-name="style10">(</text:span><text:span text:style-name="style11">DISPLAY</text:span><text:span text:style-name="style10">,</text:span><text:span text:style-name="style11">E</text:span><text:span text:style-name="style10">);</text:span></text:h>
      <text:h text:style-name="Default"><text:s text:c="2"/><text:span text:style-name="style11">wait_25us </text:span><text:span text:style-name="style10">();<text:s text:c="10"/></text:span><text:span text:style-name="style2">//min 0,25us</text:span></text:h>
      <text:h text:style-name="Default"><text:s text:c="2"/><text:span text:style-name="style11">clr_bit</text:span><text:span text:style-name="style10">(</text:span><text:span text:style-name="style11">DISPLAY</text:span><text:span text:style-name="style10">,</text:span><text:span text:style-name="style11">E</text:span><text:span text:style-name="style10">);</text:span></text:h>
      <text:h text:style-name="Default"><text:s text:c="1"/><text:span text:style-name="style10">}</text:span></text:h>
      <text:h text:style-name="Default"><text:s text:c="1"/></text:h>
      <text:h text:style-name="Default"><text:s text:c="1"/><text:span text:style-name="style5">void </text:span><text:span text:style-name="style11">wait_25us</text:span><text:span text:style-name="style10">(</text:span><text:span text:style-name="style5">void</text:span><text:span text:style-name="style10">)<text:s text:c="3"/></text:span><text:span text:style-name="style2">// 2 cykle (przekazanie arg.)+5(call)+1(i=1)+3(i&lt;n)+3(i++)+3(i&lt;n)+3(ret)=20cykli</text:span></text:h>
      <text:h text:style-name="Default"><text:s text:c="1"/><text:span text:style-name="style10">{<text:s text:c="22"/></text:span><text:span text:style-name="style2">// 20*1/800kHz=25us</text:span></text:h>
      <text:h text:style-name="Default"><text:s text:c="2"/><text:span text:style-name="style5">unsigned int </text:span><text:span text:style-name="style11">i</text:span><text:span text:style-name="style10">;</text:span></text:h>
      <text:h text:style-name="Default"><text:s text:c="2"/><text:span text:style-name="style5">for</text:span><text:span text:style-name="style10">(</text:span><text:span text:style-name="style11">i</text:span><text:span text:style-name="style10">=</text:span><text:span text:style-name="style4">0</text:span><text:span text:style-name="style10">;</text:span><text:span text:style-name="style11">i</text:span><text:span text:style-name="style10">&lt;</text:span><text:span text:style-name="style4">1</text:span><text:span text:style-name="style10">;</text:span><text:span text:style-name="style11">i</text:span><text:span text:style-name="style10">++);</text:span></text:h>
      <text:h text:style-name="Default"><text:s text:c="1"/><text:span text:style-name="style10">}</text:span></text:h>
      <text:h text:style-name="Default"/>
      <text:h text:style-name="Default"><text:s text:c="1"/><text:span text:style-name="style5">void </text:span><text:span text:style-name="style11">wait</text:span><text:span text:style-name="style10">(</text:span><text:span text:style-name="style5">unsigned int </text:span><text:span text:style-name="style11">n</text:span><text:span text:style-name="style10">)</text:span></text:h>
      <text:h text:style-name="Default"><text:s text:c="1"/><text:span text:style-name="style10">{</text:span></text:h>
      <text:h text:style-name="Default"><text:s text:c="2"/><text:span text:style-name="style5">unsigned int </text:span><text:span text:style-name="style11">i</text:span><text:span text:style-name="style10">;</text:span></text:h>
      <text:h text:style-name="Default"><text:s text:c="2"/><text:span text:style-name="style5">for</text:span><text:span text:style-name="style10">(</text:span><text:span text:style-name="style11">i</text:span><text:span text:style-name="style10">=</text:span><text:span text:style-name="style4">0</text:span><text:span text:style-name="style10">;</text:span><text:span text:style-name="style11">i</text:span><text:span text:style-name="style10">&lt;</text:span><text:span text:style-name="style11">n</text:span><text:span text:style-name="style10">;</text:span><text:span text:style-name="style11">i</text:span><text:span text:style-name="style10">++)</text:span></text:h>
      <text:h text:style-name="Default"><text:s text:c="2"/><text:span text:style-name="style11">wait_25us</text:span><text:span text:style-name="style10">();</text:span></text:h>
      <text:h text:style-name="Default"><text:s text:c="1"/><text:span text:style-name="style10">}</text:span></text:h>
      <text:h text:style-name="Default"/>
      <text:h text:style-name="Default"><text:span text:style-name="style5">int </text:span><text:span text:style-name="style11">helper</text:span><text:span text:style-name="style10">(</text:span><text:span text:style-name="style5">int </text:span><text:span text:style-name="style11">liczba</text:span><text:span text:style-name="style10">){</text:span></text:h>
      <text:h text:style-name="Default"><text:s text:c="2"/><text:span text:style-name="style5">if</text:span><text:span text:style-name="style10">(</text:span><text:span text:style-name="style11">liczba</text:span><text:span text:style-name="style10">&gt;=</text:span><text:span text:style-name="style4">1000</text:span><text:span text:style-name="style10">)</text:span><text:span text:style-name="style5">return </text:span><text:span text:style-name="style4">4</text:span><text:span text:style-name="style10">;</text:span></text:h>
      <text:h text:style-name="Default"><text:s text:c="2"/><text:span text:style-name="style5">if</text:span><text:span text:style-name="style10">(</text:span><text:span text:style-name="style11">liczba</text:span><text:span text:style-name="style10">&gt;=</text:span><text:span text:style-name="style4">100</text:span><text:span text:style-name="style10">)</text:span><text:span text:style-name="style5">return </text:span><text:span text:style-name="style4">3</text:span><text:span text:style-name="style10">;</text:span></text:h>
      <text:h text:style-name="Default"><text:s text:c="2"/><text:span text:style-name="style5">if</text:span><text:span text:style-name="style10">(</text:span><text:span text:style-name="style11">liczba</text:span><text:span text:style-name="style10">&gt;=</text:span><text:span text:style-name="style4">10</text:span><text:span text:style-name="style10">)</text:span><text:span text:style-name="style5">return </text:span><text:span text:style-name="style4">2</text:span><text:span text:style-name="style10">;</text:span></text:h>
      <text:h text:style-name="Default"><text:s text:c="2"/><text:span text:style-name="style5">return </text:span><text:span text:style-name="style4">1</text:span><text:span text:style-name="style10">;</text:span></text:h>
      <text:h text:style-name="Default"><text:span text:style-name="style10">}</text:span></text:h>
      <text:h text:style-name="Default"/>
      <text:h text:style-name="Default"><text:span text:style-name="style5">int </text:span><text:span text:style-name="style11">LCD_number</text:span><text:span text:style-name="style10">(</text:span><text:span text:style-name="style5">unsigned int </text:span><text:span text:style-name="style11">liczba</text:span><text:span text:style-name="style10">,</text:span><text:span text:style-name="style5">char </text:span><text:span text:style-name="style10">*</text:span><text:span text:style-name="style11">m</text:span><text:span text:style-name="style10">)</text:span></text:h>
      <text:h text:style-name="Default"><text:span text:style-name="style10">{</text:span></text:h>
      <text:h text:style-name="Default"><text:s text:c="2"/><text:span text:style-name="style5">int </text:span><text:span text:style-name="style11">dlugosc</text:span><text:span text:style-name="style10">=</text:span><text:span text:style-name="style11">helper</text:span><text:span text:style-name="style10">(</text:span><text:span text:style-name="style11">liczba</text:span><text:span text:style-name="style10">);</text:span></text:h>
      <text:h text:style-name="Default"><text:s text:c="2"/><text:span text:style-name="style5">int </text:span><text:span text:style-name="style11">b</text:span><text:span text:style-name="style10">;</text:span></text:h>
      <text:h text:style-name="Default"><text:s text:c="2"/><text:span text:style-name="style5">int </text:span><text:span text:style-name="style11">i</text:span><text:span text:style-name="style10">=</text:span><text:span text:style-name="style4">0</text:span><text:span text:style-name="style10">;</text:span></text:h>
      <text:h text:style-name="Default"><text:s text:c="2"/><text:span text:style-name="style5">for</text:span><text:span text:style-name="style10">(</text:span><text:span text:style-name="style11">i</text:span><text:span text:style-name="style10">=</text:span><text:span text:style-name="style4">0</text:span><text:span text:style-name="style10">;</text:span><text:span text:style-name="style11">i</text:span><text:span text:style-name="style10">&lt;</text:span><text:span text:style-name="style11">dlugosc</text:span><text:span text:style-name="style10">;</text:span><text:span text:style-name="style11">i</text:span><text:span text:style-name="style10">++)</text:span></text:h>
      <text:h text:style-name="Default"><text:s text:c="2"/><text:span text:style-name="style10">{</text:span></text:h>
      <text:h text:style-name="Default"><text:s text:c="8"/><text:span text:style-name="style11">b</text:span><text:span text:style-name="style10">=</text:span><text:span text:style-name="style11">liczba</text:span><text:span text:style-name="style10">%</text:span><text:span text:style-name="style4">10</text:span><text:span text:style-name="style10">;</text:span></text:h>
      <text:h text:style-name="Default"><text:s text:c="8"/><text:span text:style-name="style11">liczba</text:span><text:span text:style-name="style10">/=</text:span><text:span text:style-name="style4">10</text:span><text:span text:style-name="style10">;</text:span></text:h>
      <text:h text:style-name="Default"><text:s text:c="8"/><text:span text:style-name="style11">m</text:span><text:span text:style-name="style10">[</text:span><text:span text:style-name="style11">i</text:span><text:span text:style-name="style10">]=(</text:span><text:span text:style-name="style5">char</text:span><text:span text:style-name="style10">)(</text:span><text:span text:style-name="style11">b</text:span><text:span text:style-name="style10">+</text:span><text:span text:style-name="style4">48</text:span><text:span text:style-name="style10">);</text:span></text:h>
      <text:h text:style-name="Default"><text:s text:c="2"/><text:span text:style-name="style10">}</text:span></text:h>
      <text:h text:style-name="Default"><text:s text:c="2"/><text:span text:style-name="style5">return </text:span><text:span text:style-name="style11">dlugosc</text:span><text:span text:style-name="style10">;</text:span></text:h>
      <text:h text:style-name="Defaul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dom="http://www.w3.org/2001/xml-events" office:version="1.0">
  <office:font-face-decls>
    <style:font-face style:name="Courier New" svg:font-family="Courier New"/>
  </office:font-face-decls>
  <office:styles>
    <style:style style:family="paragraph" style:name="Default" style:display-name="Default" style:parent-style-name="Standard" style:class="text">
      <style:text-properties style:font-name="Courier New" fo:font-size="10pt"/>
    </style:style>
    <style:style style:name="style0" style:family="text">
      <style:text-properties style:font-name="Courier New" fo:color="#232323" fo:background-color="#ffffff"/>
    </style:style>
    <style:style style:name="style11" style:family="text">
      <style:text-properties style:font-name="Courier New" fo:color="#232323" fo:background-color="#ffffff"/>
    </style:style>
    <style:style style:name="style64" style:family="text">
      <style:text-properties style:font-name="Courier New" fo:color="#c8c8c8"/>
    </style:style>
    <style:style style:name="style72" style:family="text">
      <style:text-properties style:font-name="Courier New" fo:color="#c8c8c8"/>
    </style:style>
    <style:style style:name="style75" style:family="text">
      <style:text-properties style:font-name="Courier New" fo:color="#c8c8c8"/>
    </style:style>
    <style:style style:name="style1" style:family="text">
      <style:text-properties style:font-name="Courier New" fo:color="#a0a0a0"/>
    </style:style>
    <style:style style:name="style23" style:family="text">
      <style:text-properties style:font-name="Courier New" fo:color="#a0a0a0"/>
    </style:style>
    <style:style style:name="style65" style:family="text">
      <style:text-properties style:font-name="Courier New" fo:color="#a0a0a0"/>
    </style:style>
    <style:style style:name="style87" style:family="text">
      <style:text-properties style:font-name="Courier New" fo:color="#a0a0a0"/>
    </style:style>
    <style:style style:name="style2" style:family="text">
      <style:text-properties style:font-name="Courier New" fo:color="#bebee6"/>
    </style:style>
    <style:style style:name="style66" style:family="text">
      <style:text-properties style:font-name="Courier New" fo:color="#bebee6"/>
    </style:style>
    <style:style style:name="style3" style:family="text">
      <style:text-properties style:font-name="Courier New" fo:color="#8080ff" fo:font-weight="bold"/>
    </style:style>
    <style:style style:name="style24" style:family="text">
      <style:text-properties style:font-name="Courier New" fo:color="#8080ff" fo:font-weight="bold"/>
    </style:style>
    <style:style style:name="style67" style:family="text">
      <style:text-properties style:font-name="Courier New" fo:color="#8080ff" fo:font-weight="bold"/>
    </style:style>
    <style:style style:name="style88" style:family="text">
      <style:text-properties style:font-name="Courier New" fo:color="#8080ff" fo:font-weight="bold"/>
    </style:style>
    <style:style style:name="style15" style:family="text">
      <style:text-properties style:font-name="Courier New" fo:color="#8080ff" fo:font-weight="bold"/>
    </style:style>
    <style:style style:name="style79" style:family="text">
      <style:text-properties style:font-name="Courier New" fo:color="#8080ff" fo:font-weight="bold"/>
    </style:style>
    <style:style style:name="style17" style:family="text">
      <style:text-properties style:font-name="Courier New" fo:color="#008080"/>
    </style:style>
    <style:style style:name="style81" style:family="text">
      <style:text-properties style:font-name="Courier New" fo:color="#008080"/>
    </style:style>
    <style:style style:name="style18" style:family="text">
      <style:text-properties style:font-name="Courier New" fo:color="#800000"/>
    </style:style>
    <style:style style:name="style82" style:family="text">
      <style:text-properties style:font-name="Courier New" fo:color="#800000"/>
    </style:style>
    <style:style style:name="style4" style:family="text">
      <style:text-properties style:font-name="Courier New" fo:color="#f000f0"/>
    </style:style>
    <style:style style:name="style68" style:family="text">
      <style:text-properties style:font-name="Courier New" fo:color="#f0c8f0"/>
    </style:style>
    <style:style style:name="style5" style:family="text">
      <style:text-properties style:font-name="Courier New" fo:color="#0000a0" fo:font-weight="bold"/>
    </style:style>
    <style:style style:name="style69" style:family="text">
      <style:text-properties style:font-name="Courier New" fo:color="#8787c8" fo:font-weight="bold"/>
    </style:style>
    <style:style style:name="style16" style:family="text">
      <style:text-properties style:font-name="Courier New" fo:color="#00a000" fo:font-weight="bold"/>
    </style:style>
    <style:style style:name="style80" style:family="text">
      <style:text-properties style:font-name="Courier New" fo:color="#9ac89a" fo:font-weight="bold"/>
    </style:style>
    <style:style style:name="style19" style:family="text">
      <style:text-properties style:font-name="Courier New" fo:color="#be00be" fo:font-weight="bold"/>
    </style:style>
    <style:style style:name="style83" style:family="text">
      <style:text-properties style:font-name="Courier New" fo:color="#be89be" fo:font-weight="bold"/>
    </style:style>
    <style:style style:name="style6" style:family="text">
      <style:text-properties style:font-name="Courier New" fo:color="#0000ff"/>
    </style:style>
    <style:style style:name="style12" style:family="text">
      <style:text-properties style:font-name="Courier New" fo:color="#0000ff"/>
    </style:style>
    <style:style style:name="style70" style:family="text">
      <style:text-properties style:font-name="Courier New" fo:color="#bebeff"/>
    </style:style>
    <style:style style:name="style76" style:family="text">
      <style:text-properties style:font-name="Courier New" fo:color="#bebeff"/>
    </style:style>
    <style:style style:name="style7" style:family="text">
      <style:text-properties style:font-name="Courier New" fo:color="#e0a000"/>
    </style:style>
    <style:style style:name="style71" style:family="text">
      <style:text-properties style:font-name="Courier New" fo:color="#e0ce9f"/>
    </style:style>
    <style:style style:name="style8" style:family="text">
      <style:text-properties style:font-name="Courier New" fo:color="#000000"/>
    </style:style>
    <style:style style:name="style9" style:family="text">
      <style:text-properties style:font-name="Courier New" fo:color="#00a000"/>
    </style:style>
    <style:style style:name="style73" style:family="text">
      <style:text-properties style:font-name="Courier New" fo:color="#84a084"/>
    </style:style>
    <style:style style:name="style10" style:family="text">
      <style:text-properties style:font-name="Courier New" fo:color="#ff0000"/>
    </style:style>
    <style:style style:name="style74" style:family="text">
      <style:text-properties style:font-name="Courier New" fo:color="#ffc8c8"/>
    </style:style>
    <style:style style:name="style34" style:family="text">
      <style:text-properties style:font-name="Courier New" fo:color="#000000" fo:background-color="#80ffff" fo:font-weight="bold"/>
    </style:style>
    <style:style style:name="style35" style:family="text">
      <style:text-properties style:font-name="Courier New" fo:color="#ffffff" fo:background-color="#ff0000" fo:font-weight="bold"/>
    </style:style>
    <style:style style:name="style50" style:family="text">
      <style:text-properties style:font-name="Courier New" fo:color="#404080" fo:font-style="italic"/>
    </style:style>
    <style:style style:name="style114" style:family="text">
      <style:text-properties style:font-name="Courier New" fo:color="#8585ac" fo:font-style="italic"/>
    </style:style>
  </office: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Code::Blocks Source Exporter plugin</meta:generator>
    <dc:title>Source file exported from Code::Blocks Source Exporter plugin</dc:title>
  </office:meta>
</office:document-meta>
</file>